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4898in" style:auto-text-indent="false"/>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duction to Drone War:</text:h>
      <text:p text:style-name="P1">At the start of the battle, drones are put on the Arena at random. Arena is a square enclosed by impenetrable walls. Drone which hits the wall receive some damage. Size of the arena is 1000 * 1000 units.</text:p>
      <text:p text:style-name="P1">Drone represents a land vehicle with a freely turning cannon (meaning a drone can move in one direction while shooting in another). All drones are equal (safe for the AIs). Drone have 100 health points at the start of the battle. Once drone loses all its HP it disappears from the arena.</text:p>
      <text:p text:style-name="P1">If drone’s AI attempt to do an illegal operation (for example divide by zero or use a logic operation on the value of integer type) – drone should freeze and do nothing until the battle is over.</text:p>
      <text:p text:style-name="P1">Drone can move around the arena by issuing command: <text:span text:style-name="T1">move</text:span> with one parameter <text:span text:style-name="T1">direction</text:span>. Once the command is issued, the drone starts moving in the desired direction until next <text:span text:style-name="T1">move</text:span> command changes it or the <text:span text:style-name="T1">stop </text:span><text:span text:style-name="T2">command cancel the movement.</text:span> Drone does not have “mass” so there is no need to worry about inertia. If drone hits the wall of the arena or another drone, it loses 10 HP as a result of the hit. The movement speed is set to 100 points per second (it will take ten seconds for the drone to cross the arena from one wall to another).</text:p>
      <text:p text:style-name="P1">Drone can attack enemies by issuing a command: <text:span text:style-name="T1">shoot</text:span> with two parameters <text:span text:style-name="T1">direction</text:span> and <text:span text:style-name="T1">distance</text:span>. This command will send a projectile in specified direction. If the projectile hit something (another drone or wall) it explodes. If projectile did not hit anything – it explodes after flying the specified distance. Explosion damages drones, the closer to the epicenter the bigger the damage.</text:p>
      <text:p text:style-name="P1">Explosion has a radius of 50 points, meaning that if a drone was hit directly it receives 50 points of damage. If distance to the epicenter was 1 point, drone receives 49 points of damage. Distance of 50 points or more is completely safe. A drone can be damaged by its own projectile if it blows up close enough. Projectile’s speed is 500 points per second. Projectile cannot travel for more than 500 points (half of the arena).</text:p>
      <text:p text:style-name="P1">Drone cannot issue a <text:span text:style-name="T1">shoot</text:span> command more than 5 times per second. If it attempt to do so – the <text:span text:style-name="T1">shoot</text:span> will return FALSE. If shooting was successful – TRUE. NB: this return code does not tell was the target hit or not!</text:p>
      <text:p text:style-name="P1">Drone can see other drones and walls of the arena by issuing a command: <text:span text:style-name="T1">look</text:span> with one parameter <text:span text:style-name="T1">direction</text:span>. <text:span text:style-name="T1">Look</text:span> has an “angle of vision” with the side angle of 10 degrees. This means, the drone sees not just objects on the straight line but in the area of a triangle. The distance to the wall is calculated by the exact direction of the <text:span text:style-name="T1">look</text:span>.</text:p>
      <text:p text:style-name="P1">The <text:span text:style-name="T1">look</text:span> command returns a list of integers and flags:</text:p>
      <text:p text:style-name="Preformatted_20_Text">END distance_1 direction_1 type_1 [... distance_N direction_N type_N]</text:p>
      <text:p text:style-name="P1">Where each tuple (distance, direction, and type) describes one of the object the drone saw. The ‘type’ flags can be FOE, ALLY, or WALL. The special flag END indicates that there are no more <text:s/>tuples.</text:p>
      <text:p text:style-name="P1">Each command of the AI takes exactly one tick to process. So the more advanced AI can be potentially slower than simpler 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0:37:36.18</meta:creation-date>
    <meta:document-statistic meta:table-count="0" meta:image-count="0" meta:object-count="0" meta:page-count="1" meta:paragraph-count="0" meta:word-count="557" meta:character-count="3071" meta:non-whitespace-character-count="2525"/>
    <dc:date>2012-12-05T10:38:29.29</dc:date>
    <meta:editing-duration>PT53S</meta:editing-duration>
    <meta:editing-cycles>1</meta:editing-cycles>
    <meta:generator>LibreOffice/3.4$Win32 LibreOffice_project/340m1$Build-103</meta:generator>
  </office:meta>
</office:document-meta>
</file>